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4">
      <style:text-properties style:font-name="Arial1" fo:font-weight="normal" style:font-weight-asian="normal" style:font-weight-complex="normal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Heading_20_3">
      <style:text-properties officeooo:paragraph-rsid="0008b2a4"/>
    </style:style>
    <style:style style:name="P5" style:family="paragraph" style:parent-style-name="Heading_20_3">
      <style:text-properties style:font-name="Arial1" fo:font-weight="bold" style:font-weight-asian="bold" style:font-weight-complex="bold"/>
    </style:style>
    <style:style style:name="P6" style:family="paragraph" style:parent-style-name="Heading_20_3">
      <style:text-properties style:font-name="Arial1" fo:font-weight="bold" officeooo:paragraph-rsid="0008b2a4" style:font-weight-asian="bold" style:font-weight-complex="bold"/>
    </style:style>
    <style:style style:name="P7" style:family="paragraph" style:parent-style-name="Heading_20_3">
      <style:text-properties fo:color="#000000" loext:opacity="100%" style:font-name="Arial1" fo:font-size="14pt" fo:font-weight="bold" officeooo:rsid="0008b2a4" officeooo:paragraph-rsid="0008b2a4" style:font-size-asian="14pt" style:font-weight-asian="bold" style:font-size-complex="14pt" style:font-weight-complex="bold"/>
    </style:style>
    <style:style style:name="P8" style:family="paragraph" style:parent-style-name="Heading_20_4">
      <style:text-properties style:font-name="Arial1" fo:font-weight="normal" style:font-weight-asian="normal" style:font-weight-complex="normal"/>
    </style:style>
    <style:style style:name="P9" style:family="paragraph" style:parent-style-name="Preformatted_20_Text" style:list-style-name="L36">
      <style:paragraph-properties style:writing-mode="lr-tb"/>
    </style:style>
    <style:style style:name="P10" style:family="paragraph" style:parent-style-name="Preformatted_20_Text" style:list-style-name="L36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 style:list-style-name="L36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a933" loext:opacity="100%" style:font-name="Arial1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a933" loext:opacity="100%" style:font-name="Arial1" fo:font-size="14pt" fo:font-weight="bold" officeooo:rsid="0008b2a4" officeooo:paragraph-rsid="0008b2a4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a933" loext:opacity="100%" style:font-name="Arial1" fo:font-size="12pt" fo:font-weight="normal" officeooo:rsid="0008b2a4" officeooo:paragraph-rsid="0008b2a4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a933" loext:opacity="100%" style:font-name="Arial1" fo:font-size="14pt" fo:font-weight="bold" officeooo:rsid="0008b2a4" officeooo:paragraph-rsid="0008b2a4" style:font-size-asian="14pt" style:font-weight-asian="bold" style:font-size-complex="14pt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font-name="Arial1" fo:font-weight="normal" style:font-weight-asian="normal" style:font-weight-complex="normal"/>
    </style:style>
    <style:style style:name="P18" style:family="paragraph" style:parent-style-name="Text_20_body" style:list-style-name="L2">
      <style:text-properties style:font-name="Arial1" fo:font-weight="normal" style:font-weight-asian="normal" style:font-weight-complex="normal"/>
    </style:style>
    <style:style style:name="P19" style:family="paragraph" style:parent-style-name="Text_20_body" style:list-style-name="L6">
      <style:text-properties style:font-name="Arial1" fo:font-weight="normal" style:font-weight-asian="normal" style:font-weight-complex="normal"/>
    </style:style>
    <style:style style:name="P20" style:family="paragraph" style:parent-style-name="Text_20_body" style:list-style-name="L7">
      <style:text-properties style:font-name="Arial1" fo:font-weight="normal" style:font-weight-asian="normal" style:font-weight-complex="normal"/>
    </style:style>
    <style:style style:name="P21" style:family="paragraph" style:parent-style-name="Text_20_body" style:list-style-name="L8">
      <style:text-properties style:font-name="Arial1" fo:font-weight="normal" style:font-weight-asian="normal" style:font-weight-complex="normal"/>
    </style:style>
    <style:style style:name="P22" style:family="paragraph" style:parent-style-name="Text_20_body" style:list-style-name="L11">
      <style:text-properties style:font-name="Arial1" fo:font-weight="normal" style:font-weight-asian="normal" style:font-weight-complex="normal"/>
    </style:style>
    <style:style style:name="P23" style:family="paragraph" style:parent-style-name="Text_20_body" style:list-style-name="L12">
      <style:text-properties style:font-name="Arial1" fo:font-weight="normal" style:font-weight-asian="normal" style:font-weight-complex="normal"/>
    </style:style>
    <style:style style:name="P24" style:family="paragraph" style:parent-style-name="Text_20_body" style:list-style-name="L13">
      <style:text-properties style:font-name="Arial1" fo:font-weight="normal" style:font-weight-asian="normal" style:font-weight-complex="normal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2"/>
    <style:style style:name="P36" style:family="paragraph" style:parent-style-name="Text_20_body" style:list-style-name="L13"/>
    <style:style style:name="P37" style:family="paragraph" style:parent-style-name="Text_20_body" style:list-style-name="L14"/>
    <style:style style:name="P38" style:family="paragraph" style:parent-style-name="Text_20_body" style:list-style-name="L15"/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4"/>
    <style:style style:name="P42" style:family="paragraph" style:parent-style-name="Text_20_body" style:list-style-name="L25"/>
    <style:style style:name="P43" style:family="paragraph" style:parent-style-name="Text_20_body" style:list-style-name="L26"/>
    <style:style style:name="P44" style:family="paragraph" style:parent-style-name="Text_20_body" style:list-style-name="L27"/>
    <style:style style:name="P45" style:family="paragraph" style:parent-style-name="Text_20_body" style:list-style-name="L28"/>
    <style:style style:name="P46" style:family="paragraph" style:parent-style-name="Text_20_body" style:list-style-name="L29"/>
    <style:style style:name="P47" style:family="paragraph" style:parent-style-name="Text_20_body" style:list-style-name="L30"/>
    <style:style style:name="P48" style:family="paragraph" style:parent-style-name="Text_20_body" style:list-style-name="L33"/>
    <style:style style:name="P49" style:family="paragraph" style:parent-style-name="Text_20_body" style:list-style-name="L34"/>
    <style:style style:name="P50" style:family="paragraph" style:parent-style-name="Text_20_body" style:list-style-name="L35"/>
    <style:style style:name="P51" style:family="paragraph" style:parent-style-name="Text_20_body" style:list-style-name="L37"/>
    <style:style style:name="P52" style:family="paragraph" style:parent-style-name="Text_20_body" style:list-style-name="L38"/>
    <style:style style:name="P53" style:family="paragraph" style:parent-style-name="Text_20_body" style:list-style-name="L39"/>
    <style:style style:name="P54" style:family="paragraph" style:parent-style-name="Text_20_body" style:list-style-name="L40"/>
    <style:style style:name="P55" style:family="paragraph" style:parent-style-name="Text_20_body" style:list-style-name="L43"/>
    <style:style style:name="P56" style:family="paragraph" style:parent-style-name="Text_20_body" style:list-style-name="L44"/>
    <style:style style:name="P57" style:family="paragraph" style:parent-style-name="Text_20_body" style:list-style-name="L45"/>
    <style:style style:name="P58" style:family="paragraph" style:parent-style-name="Text_20_body" style:list-style-name="L46"/>
    <style:style style:name="P59" style:family="paragraph" style:parent-style-name="Text_20_body" style:list-style-name="L47"/>
    <style:style style:name="P60" style:family="paragraph" style:parent-style-name="Text_20_body" style:list-style-name="L48"/>
    <style:style style:name="P61" style:family="paragraph" style:parent-style-name="Text_20_body" style:list-style-name="L20">
      <style:text-properties style:font-name="Arial1" fo:font-weight="normal" style:font-weight-asian="normal" style:font-weight-complex="normal"/>
    </style:style>
    <style:style style:name="P62" style:family="paragraph" style:parent-style-name="Text_20_body" style:list-style-name="L21">
      <style:text-properties style:font-name="Arial1" fo:font-weight="normal" style:font-weight-asian="normal" style:font-weight-complex="normal"/>
    </style:style>
    <style:style style:name="P63" style:family="paragraph" style:parent-style-name="Text_20_body" style:list-style-name="L22">
      <style:text-properties style:font-name="Arial1" fo:font-weight="normal" style:font-weight-asian="normal" style:font-weight-complex="normal"/>
    </style:style>
    <style:style style:name="P64" style:family="paragraph" style:parent-style-name="Text_20_body" style:list-style-name="L25">
      <style:text-properties style:font-name="Arial1" fo:font-weight="normal" style:font-weight-asian="normal" style:font-weight-complex="normal"/>
    </style:style>
    <style:style style:name="P65" style:family="paragraph" style:parent-style-name="Text_20_body" style:list-style-name="L26">
      <style:text-properties style:font-name="Arial1" fo:font-weight="normal" style:font-weight-asian="normal" style:font-weight-complex="normal"/>
    </style:style>
    <style:style style:name="P66" style:family="paragraph" style:parent-style-name="Text_20_body" style:list-style-name="L27">
      <style:text-properties style:font-name="Arial1" fo:font-weight="normal" style:font-weight-asian="normal" style:font-weight-complex="normal"/>
    </style:style>
    <style:style style:name="P67" style:family="paragraph" style:parent-style-name="Text_20_body" style:list-style-name="L28">
      <style:text-properties style:font-name="Arial1" fo:font-weight="normal" style:font-weight-asian="normal" style:font-weight-complex="normal"/>
    </style:style>
    <style:style style:name="P68" style:family="paragraph" style:parent-style-name="Text_20_body" style:list-style-name="L29">
      <style:text-properties style:font-name="Arial1" fo:font-weight="normal" style:font-weight-asian="normal" style:font-weight-complex="normal"/>
    </style:style>
    <style:style style:name="P69" style:family="paragraph" style:parent-style-name="Text_20_body" style:list-style-name="L31">
      <style:text-properties style:font-name="Arial1" fo:font-weight="normal" style:font-weight-asian="normal" style:font-weight-complex="normal"/>
    </style:style>
    <style:style style:name="P70" style:family="paragraph" style:parent-style-name="Text_20_body" style:list-style-name="L32">
      <style:text-properties style:font-name="Arial1" fo:font-weight="normal" style:font-weight-asian="normal" style:font-weight-complex="normal"/>
    </style:style>
    <style:style style:name="P71" style:family="paragraph" style:parent-style-name="Text_20_body" style:list-style-name="L34">
      <style:text-properties style:font-name="Arial1" fo:font-weight="normal" style:font-weight-asian="normal" style:font-weight-complex="normal"/>
    </style:style>
    <style:style style:name="P72" style:family="paragraph" style:parent-style-name="Text_20_body" style:list-style-name="L41">
      <style:text-properties style:font-name="Arial1" fo:font-weight="normal" style:font-weight-asian="normal" style:font-weight-complex="normal"/>
    </style:style>
    <style:style style:name="P73" style:family="paragraph" style:parent-style-name="Text_20_body" style:list-style-name="L42">
      <style:text-properties style:font-name="Arial1" fo:font-weight="normal" style:font-weight-asian="normal" style:font-weight-complex="normal"/>
    </style:style>
    <style:style style:name="P74" style:family="paragraph" style:parent-style-name="Text_20_body" style:list-style-name="L43">
      <style:text-properties style:font-name="Arial1" fo:font-weight="normal" officeooo:paragraph-rsid="0008b2a4" style:font-weight-asian="normal" style:font-weight-complex="normal"/>
    </style:style>
    <style:style style:name="P75" style:family="paragraph" style:parent-style-name="Text_20_body" style:list-style-name="L44">
      <style:text-properties style:font-name="Arial1" fo:font-weight="normal" style:font-weight-asian="normal" style:font-weight-complex="normal"/>
    </style:style>
    <style:style style:name="P76" style:family="paragraph" style:parent-style-name="Text_20_body" style:list-style-name="L47">
      <style:text-properties style:font-name="Arial1" fo:font-weight="normal" style:font-weight-asian="normal" style:font-weight-complex="normal"/>
    </style:style>
    <style:style style:name="P77" style:family="paragraph" style:parent-style-name="Text_20_body" style:list-style-name="L48">
      <style:text-properties style:font-name="Arial1" fo:font-weight="normal" style:font-weight-asian="normal" style:font-weight-complex="normal"/>
    </style:style>
    <style:style style:name="P78" style:family="paragraph" style:parent-style-name="Text_20_body" style:list-style-name="L36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1" fo:font-weight="bold" style:font-weight-asian="bold" style:font-weight-complex="bold"/>
    </style:style>
    <style:style style:name="T2" style:family="text">
      <style:text-properties style:font-name="Arial1" fo:font-weight="bold" officeooo:rsid="0008b2a4" style:font-weight-asian="bold" style:font-weight-complex="bold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style:font-name="Arial1" fo:font-size="18pt" style:text-underline-style="solid" style:text-underline-width="auto" style:text-underline-color="font-color" fo:font-weight="bold" officeooo:rsid="0006c58e" style:font-size-asian="18pt" style:font-weight-asian="bold" style:font-size-complex="18pt" style:font-weight-complex="bold"/>
    </style:style>
    <style:style style:name="T6" style:family="text">
      <style:text-properties style:font-name="Arial1" fo:font-size="18pt" style:text-underline-style="solid" style:text-underline-width="auto" style:text-underline-color="font-color" fo:font-weight="bold" officeooo:rsid="0008b2a4" style:font-size-asian="18pt" style:font-weight-asian="bold" style:font-size-complex="18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a933" loext:opacity="100%" style:font-name="Arial1" fo:font-weight="bold" officeooo:rsid="0008b2a4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fo:font-weight="normal" style:font-weight-asian="normal" style:font-weight-complex="normal"/>
    </style:style>
    <style:style style:name="T12" style:family="text">
      <style:text-properties style:font-name="Arial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trong_20_Emphasis"><text:span text:style-name="T5">U</text:span></text:span><text:span text:style-name="Strong_20_Emphasis"><text:span text:style-name="T4">nidad 7-</text:span></text:span><text:span text:style-name="Strong_20_Emphasis"><text:span text:style-name="T6">8-9</text:span></text:span><text:span text:style-name="Strong_20_Emphasis"><text:span text:style-name="T4">: </text:span></text:span><text:span text:style-name="Strong_20_Emphasis"><text:span text:style-name="T6">Porfolio Programación</text:span></text:span></text:h>
      <text:p text:style-name="P1"><text:span text:style-name="Strong_20_Emphasis"><text:span text:style-name="T1"/></text:span></text:p>
      <text:h text:style-name="P4" text:outline-level="3"><text:span text:style-name="Strong_20_Emphasis"><text:span text:style-name="T8">TEMA 7:</text:span></text:span></text:h>
      <text:h text:style-name="Heading_20_3" text:outline-level="3"><text:span text:style-name="Strong_20_Emphasis"><text:span text:style-name="T1">1. Interfaces de Entrada y Salida</text:span></text:span></text:h>
      <text:list text:style-name="L1">
        <text:list-item>
          <text:p text:style-name="P17">Permiten la comunicación entre el programa y el exterior (usuario, fichero, otro programa).</text:p>
        </text:list-item>
        <text:list-item>
          <text:p text:style-name="P16"><text:span text:style-name="Strong_20_Emphasis"><text:span text:style-name="T3">Entrada</text:span></text:span><text:span text:style-name="T3">: recibe datos (teclado, fichero...).</text:span></text:p>
        </text:list-item>
        <text:list-item>
          <text:p text:style-name="P16"><text:span text:style-name="Strong_20_Emphasis"><text:span text:style-name="T3">Salida</text:span></text:span><text:span text:style-name="T3">: envía datos (pantalla, fichero...).</text:span></text:p>
        </text:list-item>
      </text:list>
      <text:h text:style-name="Heading_20_3" text:outline-level="3"><text:span text:style-name="Strong_20_Emphasis"><text:span text:style-name="T1">2. Flujo de Datos (Streams)</text:span></text:span></text:h>
      <text:list text:style-name="L2">
        <text:list-item>
          <text:p text:style-name="P25"><text:span text:style-name="T3">Son </text:span><text:span text:style-name="Strong_20_Emphasis"><text:span text:style-name="T3">secuencias ordenadas de datos</text:span></text:span><text:span text:style-name="T3"> desde un origen a un destino.</text:span></text:p>
        </text:list-item>
        <text:list-item>
          <text:p text:style-name="P18">Permiten abstraerse del medio físico de entrada/salida.</text:p>
        </text:list-item>
      </text:list>
      <text:h text:style-name="P2" text:outline-level="4">Según su sentido:</text:h>
      <text:list text:style-name="L3">
        <text:list-item>
          <text:p text:style-name="P26"><text:span text:style-name="Strong_20_Emphasis"><text:span text:style-name="T3">Flujo de Entrada</text:span></text:span><text:span text:style-name="T3">: se lee información.</text:span></text:p>
        </text:list-item>
        <text:list-item>
          <text:p text:style-name="P26"><text:span text:style-name="Strong_20_Emphasis"><text:span text:style-name="T3">Flujo de Salida</text:span></text:span><text:span text:style-name="T3">: se escribe información.</text:span></text:p>
        </text:list-item>
      </text:list>
      <text:h text:style-name="P2" text:outline-level="4">Según el tipo de acceso:</text:h>
      <text:list text:style-name="L4">
        <text:list-item>
          <text:p text:style-name="P27"><text:span text:style-name="Strong_20_Emphasis"><text:span text:style-name="T3">Secuencial</text:span></text:span><text:span text:style-name="T3">: se accede en orden.</text:span></text:p>
        </text:list-item>
        <text:list-item>
          <text:p text:style-name="P27"><text:span text:style-name="Strong_20_Emphasis"><text:span text:style-name="T3">Directo</text:span></text:span><text:span text:style-name="T3">: se accede directamente al dato deseado.</text:span></text:p>
        </text:list-item>
      </text:list>
      <text:h text:style-name="P2" text:outline-level="4">Según el tipo de datos:</text:h>
      <text:list text:style-name="L5">
        <text:list-item>
          <text:p text:style-name="P28"><text:span text:style-name="Strong_20_Emphasis"><text:span text:style-name="T3">De caracteres</text:span></text:span><text:span text:style-name="T3">: texto (Unicode, ASCII).</text:span></text:p>
        </text:list-item>
        <text:list-item>
          <text:p text:style-name="P28"><text:span text:style-name="Strong_20_Emphasis"><text:span text:style-name="T3">De bytes</text:span></text:span><text:span text:style-name="T3">: binarios (imágenes, vídeos...).</text:span></text:p>
        </text:list-item>
      </text:list>
      <text:h text:style-name="Heading_20_3" text:outline-level="3"><text:span text:style-name="Strong_20_Emphasis"><text:span text:style-name="T1">3. Flujos Estándar (System.in, System.out, System.err)</text:span></text:span></text:h>
      <text:list text:style-name="L6">
        <text:list-item>
          <text:p text:style-name="P19">Son automáticos en tiempo de ejecución.</text:p>
        </text:list-item>
        <text:list-item>
          <text:p text:style-name="P29"><text:span text:style-name="Source_20_Text"><text:span text:style-name="T3">System.out</text:span></text:span><text:span text:style-name="T3"> → salida estándar (pantalla).</text:span></text:p>
          <text:list>
            <text:list-item>
              <text:p text:style-name="P29"><text:span text:style-name="Source_20_Text"><text:span text:style-name="T3">print</text:span></text:span><text:span text:style-name="T3">, </text:span><text:span text:style-name="Source_20_Text"><text:span text:style-name="T3">println</text:span></text:span><text:span text:style-name="T3">, </text:span><text:span text:style-name="Source_20_Text"><text:span text:style-name="T3">printf</text:span></text:span><text:span text:style-name="T3">, </text:span><text:span text:style-name="Source_20_Text"><text:span text:style-name="T3">write</text:span></text:span><text:span text:style-name="T3">, </text:span><text:span text:style-name="Source_20_Text"><text:span text:style-name="T3">flush</text:span></text:span><text:span text:style-name="T3">.</text:span></text:p>
            </text:list-item>
          </text:list>
        </text:list-item>
        <text:list-item>
          <text:p text:style-name="P29"><text:span text:style-name="Source_20_Text"><text:span text:style-name="T3">System.in</text:span></text:span><text:span text:style-name="T3"> → entrada estándar (teclado).</text:span></text:p>
          <text:list>
            <text:list-item>
              <text:p text:style-name="P29"><text:span text:style-name="Source_20_Text"><text:span text:style-name="T3">read()</text:span></text:span><text:span text:style-name="T3">, </text:span><text:span text:style-name="Source_20_Text"><text:span text:style-name="T3">read(byte[])</text:span></text:span><text:span text:style-name="T3">.</text:span></text:p>
            </text:list-item>
          </text:list>
        </text:list-item>
      </text:list>
      <text:h text:style-name="Heading_20_3" text:outline-level="3"><text:span text:style-name="Strong_20_Emphasis"><text:span text:style-name="T1">4. Clase Scanner</text:span></text:span></text:h>
      <text:list text:style-name="L7">
        <text:list-item>
          <text:p text:style-name="P20">Facilita la lectura desde consola.</text:p>
        </text:list-item>
        <text:list-item>
          <text:p text:style-name="P30"><text:span text:style-name="T3">Puede leer </text:span><text:span text:style-name="Strong_20_Emphasis"><text:span text:style-name="T3">números, cadenas, líneas completas</text:span></text:span><text:span text:style-name="T3">, etc.</text:span></text:p>
        </text:list-item>
        <text:list-item>
          <text:p text:style-name="P30"><text:span text:style-name="T3">Utiliza </text:span><text:span text:style-name="Strong_20_Emphasis"><text:span text:style-name="T3">tokens</text:span></text:span><text:span text:style-name="T3"> (palabras separadas por espacios).</text:span></text:p>
        </text:list-item>
      </text:list>
      <text:h text:style-name="Heading_20_3" text:outline-level="3"><text:soft-page-break/><text:span text:style-name="Strong_20_Emphasis"><text:span text:style-name="T1">5. Clase Console</text:span></text:span></text:h>
      <text:list text:style-name="L8">
        <text:list-item>
          <text:p text:style-name="P21">Alternativa a System.in/out para consola real (no en IDEs).</text:p>
        </text:list-item>
        <text:list-item>
          <text:p text:style-name="P31"><text:span text:style-name="T3">Métodos: </text:span><text:span text:style-name="Source_20_Text"><text:span text:style-name="T3">readLine()</text:span></text:span><text:span text:style-name="T3">, </text:span><text:span text:style-name="Source_20_Text"><text:span text:style-name="T3">readPassword()</text:span></text:span><text:span text:style-name="T3">, </text:span><text:span text:style-name="Source_20_Text"><text:span text:style-name="T3">printf()</text:span></text:span><text:span text:style-name="T3">.</text:span></text:p>
        </text:list-item>
      </text:list>
      <text:h text:style-name="Heading_20_3" text:outline-level="3"><text:span text:style-name="Strong_20_Emphasis"><text:span text:style-name="T1">6. Clases de Flujos</text:span></text:span></text:h>
      <text:p text:style-name="Text_20_body"><text:span text:style-name="T3">Se encuentran en el paquete </text:span><text:span text:style-name="Source_20_Text"><text:span text:style-name="T3">java.io</text:span></text:span><text:span text:style-name="T3"> y permiten leer/escribir datos de forma abstracta.</text:span></text:p>
      <text:h text:style-name="P2" text:outline-level="4">Flujos de bytes:</text:h>
      <text:list text:style-name="L9">
        <text:list-item>
          <text:p text:style-name="P32"><text:span text:style-name="T3">Entrada: </text:span><text:span text:style-name="Source_20_Text"><text:span text:style-name="T3">InputStream</text:span></text:span><text:span text:style-name="T3"> (abstracta).</text:span></text:p>
        </text:list-item>
        <text:list-item>
          <text:p text:style-name="P32"><text:span text:style-name="T3">Salida: </text:span><text:span text:style-name="Source_20_Text"><text:span text:style-name="T3">OutputStream</text:span></text:span><text:span text:style-name="T3"> (abstracta).</text:span></text:p>
        </text:list-item>
        <text:list-item>
          <text:p text:style-name="P32"><text:span text:style-name="T3">Clases destacadas: </text:span><text:span text:style-name="Source_20_Text"><text:span text:style-name="T3">FileInputStream</text:span></text:span><text:span text:style-name="T3">, </text:span><text:span text:style-name="Source_20_Text"><text:span text:style-name="T3">BufferedInputStream</text:span></text:span><text:span text:style-name="T3">, </text:span><text:span text:style-name="Source_20_Text"><text:span text:style-name="T3">DataInputStream</text:span></text:span><text:span text:style-name="T3">, </text:span><text:span text:style-name="Source_20_Text"><text:span text:style-name="T3">PrintStream</text:span></text:span><text:span text:style-name="T3">, etc.</text:span></text:p>
        </text:list-item>
      </text:list>
      <text:h text:style-name="P2" text:outline-level="4">Flujos de caracteres:</text:h>
      <text:list text:style-name="L10">
        <text:list-item>
          <text:p text:style-name="P33"><text:span text:style-name="T3">Entrada: </text:span><text:span text:style-name="Source_20_Text"><text:span text:style-name="T3">Reader</text:span></text:span><text:span text:style-name="T3">.</text:span></text:p>
        </text:list-item>
        <text:list-item>
          <text:p text:style-name="P33"><text:span text:style-name="T3">Salida: </text:span><text:span text:style-name="Source_20_Text"><text:span text:style-name="T3">Writer</text:span></text:span><text:span text:style-name="T3">.</text:span></text:p>
        </text:list-item>
        <text:list-item>
          <text:p text:style-name="P33"><text:span text:style-name="T3">Clases destacadas: </text:span><text:span text:style-name="Source_20_Text"><text:span text:style-name="T3">FileReader</text:span></text:span><text:span text:style-name="T3">, </text:span><text:span text:style-name="Source_20_Text"><text:span text:style-name="T3">BufferedReader</text:span></text:span><text:span text:style-name="T3">, </text:span><text:span text:style-name="Source_20_Text"><text:span text:style-name="T3">PrintWriter</text:span></text:span><text:span text:style-name="T3">, </text:span><text:span text:style-name="Source_20_Text"><text:span text:style-name="T3">StringWriter</text:span></text:span><text:span text:style-name="T3">, etc.</text:span></text:p>
        </text:list-item>
      </text:list>
      <text:h text:style-name="Heading_20_3" text:outline-level="3"><text:span text:style-name="Strong_20_Emphasis"><text:span text:style-name="T1">7. Ficheros y Directorios</text:span></text:span></text:h>
      <text:list text:style-name="L11">
        <text:list-item>
          <text:p text:style-name="P34"><text:span text:style-name="Strong_20_Emphasis"><text:span text:style-name="T3">Persistencia de datos</text:span></text:span><text:span text:style-name="T3">: guardarlos para futuras ejecuciones.</text:span></text:p>
        </text:list-item>
        <text:list-item>
          <text:p text:style-name="P34"><text:span text:style-name="T3">Clase </text:span><text:span text:style-name="Source_20_Text"><text:span text:style-name="T3">java.io.File</text:span></text:span><text:span text:style-name="T3">: representa un archivo o directorio.</text:span></text:p>
          <text:list>
            <text:list-item>
              <text:p text:style-name="P34"><text:span text:style-name="T3">Métodos: </text:span><text:span text:style-name="Source_20_Text"><text:span text:style-name="T3">createNewFile()</text:span></text:span><text:span text:style-name="T3">, </text:span><text:span text:style-name="Source_20_Text"><text:span text:style-name="T3">mkdir()</text:span></text:span><text:span text:style-name="T3">, </text:span><text:span text:style-name="Source_20_Text"><text:span text:style-name="T3">delete()</text:span></text:span><text:span text:style-name="T3">.</text:span></text:p>
            </text:list-item>
          </text:list>
        </text:list-item>
        <text:list-item>
          <text:p text:style-name="P22">Acceso:</text:p>
          <text:list>
            <text:list-item>
              <text:p text:style-name="P34"><text:span text:style-name="Strong_20_Emphasis"><text:span text:style-name="T3">Secuencial</text:span></text:span><text:span text:style-name="T3">: </text:span><text:span text:style-name="Source_20_Text"><text:span text:style-name="T3">FileReader</text:span></text:span><text:span text:style-name="T3">, </text:span><text:span text:style-name="Source_20_Text"><text:span text:style-name="T3">FileWriter</text:span></text:span><text:span text:style-name="T3">, </text:span><text:span text:style-name="Source_20_Text"><text:span text:style-name="T3">FileInputStream</text:span></text:span><text:span text:style-name="T3">, </text:span><text:span text:style-name="Source_20_Text"><text:span text:style-name="T3">FileOutputStream</text:span></text:span><text:span text:style-name="T3">.</text:span></text:p>
            </text:list-item>
            <text:list-item>
              <text:p text:style-name="P34"><text:span text:style-name="Strong_20_Emphasis"><text:span text:style-name="T3">Directo</text:span></text:span><text:span text:style-name="T3">: </text:span><text:span text:style-name="Source_20_Text"><text:span text:style-name="T3">RandomAccessFile</text:span></text:span><text:span text:style-name="T3">.</text:span></text:p>
            </text:list-item>
          </text:list>
        </text:list-item>
      </text:list>
      <text:h text:style-name="Heading_20_3" text:outline-level="3"><text:span text:style-name="Strong_20_Emphasis"><text:span text:style-name="T1">8. Serialización</text:span></text:span></text:h>
      <text:list text:style-name="L12">
        <text:list-item>
          <text:p text:style-name="P35"><text:span text:style-name="T3">Permite convertir un </text:span><text:span text:style-name="Strong_20_Emphasis"><text:span text:style-name="T3">objeto Java en una secuencia de bytes</text:span></text:span><text:span text:style-name="T3"> para guardarlo o enviarlo.</text:span></text:p>
        </text:list-item>
        <text:list-item>
          <text:p text:style-name="P23">Requisitos:</text:p>
          <text:list>
            <text:list-item>
              <text:p text:style-name="P35"><text:span text:style-name="T3">Implementar </text:span><text:span text:style-name="Source_20_Text"><text:span text:style-name="T3">Serializable</text:span></text:span><text:span text:style-name="T3">.</text:span></text:p>
            </text:list-item>
            <text:list-item>
              <text:p text:style-name="P35"><text:span text:style-name="T3">Usar </text:span><text:span text:style-name="Source_20_Text"><text:span text:style-name="T3">serialVersionUID</text:span></text:span><text:span text:style-name="T3">.</text:span></text:p>
            </text:list-item>
            <text:list-item>
              <text:p text:style-name="P35"><text:span text:style-name="T3">Marcar atributos no serializables con </text:span><text:span text:style-name="Source_20_Text"><text:span text:style-name="T3">transient</text:span></text:span><text:span text:style-name="T3">.</text:span></text:p>
            </text:list-item>
          </text:list>
        </text:list-item>
        <text:list-item>
          <text:p text:style-name="P23">Clases:</text:p>
          <text:list>
            <text:list-item>
              <text:p text:style-name="P35"><text:span text:style-name="Source_20_Text"><text:span text:style-name="T3">ObjectOutputStream</text:span></text:span><text:span text:style-name="T3"> → </text:span><text:span text:style-name="Source_20_Text"><text:span text:style-name="T3">writeObject()</text:span></text:span><text:span text:style-name="T3">.</text:span></text:p>
            </text:list-item>
            <text:list-item>
              <text:p text:style-name="P35"><text:span text:style-name="Source_20_Text"><text:span text:style-name="T3">ObjectInputStream</text:span></text:span><text:span text:style-name="T3"> → </text:span><text:span text:style-name="Source_20_Text"><text:span text:style-name="T3">readObject()</text:span></text:span><text:span text:style-name="T3">.</text:span></text:p>
            </text:list-item>
          </text:list>
        </text:list-item>
      </text:list>
      <text:h text:style-name="Heading_20_3" text:outline-level="3"><text:soft-page-break/><text:span text:style-name="Strong_20_Emphasis"><text:span text:style-name="T1">9. XML en Java</text:span></text:span></text:h>
      <text:list text:style-name="L13">
        <text:list-item>
          <text:p text:style-name="P36"><text:span text:style-name="Strong_20_Emphasis"><text:span text:style-name="T3">XML</text:span></text:span><text:span text:style-name="T3"> = datos + estructura, legible por humanos.</text:span></text:p>
        </text:list-item>
        <text:list-item>
          <text:p text:style-name="P36"><text:span text:style-name="T3">Usado para </text:span><text:span text:style-name="Strong_20_Emphasis"><text:span text:style-name="T3">almacenar y transmitir información estructurada</text:span></text:span><text:span text:style-name="T3">.</text:span></text:p>
        </text:list-item>
        <text:list-item>
          <text:p text:style-name="P36"><text:span text:style-name="T3">Se utiliza el </text:span><text:span text:style-name="Strong_20_Emphasis"><text:span text:style-name="T3">modelo DOM (Document Object Model)</text:span></text:span><text:span text:style-name="T3">:</text:span></text:p>
          <text:list>
            <text:list-item>
              <text:p text:style-name="P24">Estructura en forma de árbol.</text:p>
            </text:list-item>
            <text:list-item>
              <text:p text:style-name="P36"><text:span text:style-name="T3">Nodos: </text:span><text:span text:style-name="Source_20_Text"><text:span text:style-name="T3">Document</text:span></text:span><text:span text:style-name="T3">, </text:span><text:span text:style-name="Source_20_Text"><text:span text:style-name="T3">Element</text:span></text:span><text:span text:style-name="T3">, </text:span><text:span text:style-name="Source_20_Text"><text:span text:style-name="T3">Text</text:span></text:span><text:span text:style-name="T3">, </text:span><text:span text:style-name="Source_20_Text"><text:span text:style-name="T3">Attr</text:span></text:span><text:span text:style-name="T3">, </text:span><text:span text:style-name="Source_20_Text"><text:span text:style-name="T3">Comment</text:span></text:span><text:span text:style-name="T3">.</text:span></text:p>
            </text:list-item>
          </text:list>
        </text:list-item>
      </text:list>
      <text:h text:style-name="P2" text:outline-level="4">APIs principales:</text:h>
      <text:list text:style-name="L14">
        <text:list-item>
          <text:p text:style-name="P37"><text:span text:style-name="Strong_20_Emphasis"><text:span text:style-name="T3">DOM</text:span></text:span><text:span text:style-name="T3">: </text:span><text:span text:style-name="Source_20_Text"><text:span text:style-name="T3">org.w3c.dom</text:span></text:span><text:span text:style-name="T3"> (veremos esta).</text:span></text:p>
        </text:list-item>
        <text:list-item>
          <text:p text:style-name="P37"><text:span text:style-name="Strong_20_Emphasis"><text:span text:style-name="T3">SAX</text:span></text:span><text:span text:style-name="T3"> (no cubierta aquí).</text:span></text:p>
        </text:list-item>
      </text:list>
      <text:h text:style-name="Heading_20_3" text:outline-level="3"><text:span text:style-name="Strong_20_Emphasis"><text:span text:style-name="T1">DOM en Java: Métodos clave</text:span></text:span></text:h>
      <text:list text:style-name="L15">
        <text:list-item>
          <text:p text:style-name="P38"><text:span text:style-name="Source_20_Text"><text:span text:style-name="T3">getDocumentElement()</text:span></text:span><text:span text:style-name="T3">: nodo raíz.</text:span></text:p>
        </text:list-item>
        <text:list-item>
          <text:p text:style-name="P38"><text:span text:style-name="Source_20_Text"><text:span text:style-name="T3">getElementsByTagName()</text:span></text:span><text:span text:style-name="T3">: lista de nodos por etiqueta.</text:span></text:p>
        </text:list-item>
        <text:list-item>
          <text:p text:style-name="P38"><text:span text:style-name="Source_20_Text"><text:span text:style-name="T3">getAttribute()</text:span></text:span><text:span text:style-name="T3">, </text:span><text:span text:style-name="Source_20_Text"><text:span text:style-name="T3">getTextContent()</text:span></text:span><text:span text:style-name="T3">.</text:span></text:p>
        </text:list-item>
        <text:list-item>
          <text:p text:style-name="P38"><text:span text:style-name="Source_20_Text"><text:span text:style-name="T3">createElement()</text:span></text:span><text:span text:style-name="T3">, </text:span><text:span text:style-name="Source_20_Text"><text:span text:style-name="T3">createTextNode()</text:span></text:span><text:span text:style-name="T3">, </text:span><text:span text:style-name="Source_20_Text"><text:span text:style-name="T3">appendChild()</text:span></text:span><text:span text:style-name="T3">.</text:span></text:p>
        </text:list-item>
      </text:list>
      <text:p text:style-name="P12"/>
      <text:p text:style-name="P13">TEMA 8:</text:p>
      <text:p text:style-name="P13"/>
      <text:h text:style-name="P7" text:outline-level="3">Bases de Datos Orientadas a Objetos (OODB)</text:h>
      <text:h text:style-name="P2" text:outline-level="4">Características</text:h>
      <text:list text:style-name="L20">
        <text:list-item>
          <text:p text:style-name="P61">Los datos se almacenan como objetos.</text:p>
        </text:list-item>
        <text:list-item>
          <text:p text:style-name="P61">Más natural para aplicaciones Java.</text:p>
        </text:list-item>
        <text:list-item>
          <text:p text:style-name="P61">No necesita mapeo objeto-relacional.</text:p>
        </text:list-item>
      </text:list>
      <text:h text:style-name="P2" text:outline-level="4">Diferencias con bases de datos relacionales (RDB)</text:h>
      <text:list text:style-name="L21">
        <text:list-item>
          <text:p text:style-name="P62">Las OODB almacenan directamente objetos; las RDB requieren transformación a tablas.</text:p>
        </text:list-item>
        <text:list-item>
          <text:p text:style-name="P62">Menor fricción en aplicaciones orientadas a objetos.</text:p>
        </text:list-item>
      </text:list>
      <text:h text:style-name="P2" text:outline-level="4">ObjectDB</text:h>
      <text:list text:style-name="L22">
        <text:list-item>
          <text:p text:style-name="P63">Base de datos orientada a objetos para Java.</text:p>
        </text:list-item>
        <text:list-item>
          <text:p text:style-name="P63">Compatible con JPA y JDO.</text:p>
        </text:list-item>
        <text:list-item>
          <text:p text:style-name="P63">No requiere ORM (Object-Relational Mapping).</text:p>
        </text:list-item>
        <text:list-item>
          <text:p text:style-name="P39"><text:span text:style-name="T3">Herramienta GUI: </text:span><text:span text:style-name="Source_20_Text"><text:span text:style-name="T3">explorer.jar</text:span></text:span><text:span text:style-name="T3">.</text:span></text:p>
        </text:list-item>
      </text:list>
      <text:h text:style-name="P5" text:outline-level="3"><text:soft-page-break/>Java Persistence API (JPA)</text:h>
      <text:h text:style-name="P2" text:outline-level="4">APIs de persistencia en Java</text:h>
      <text:list text:style-name="L23">
        <text:list-item>
          <text:p text:style-name="P40"><text:span text:style-name="Strong_20_Emphasis"><text:span text:style-name="T3">JPA</text:span></text:span><text:span text:style-name="T3"> (Java Persistence API)</text:span></text:p>
        </text:list-item>
        <text:list-item>
          <text:p text:style-name="P40"><text:span text:style-name="Strong_20_Emphasis"><text:span text:style-name="T3">JDO</text:span></text:span><text:span text:style-name="T3"> (Java Data Objects)</text:span></text:p>
        </text:list-item>
      </text:list>
      <text:h text:style-name="P2" text:outline-level="4">Métodos de consulta en JPA</text:h>
      <text:list text:style-name="L24">
        <text:list-item>
          <text:p text:style-name="P41"><text:span text:style-name="Strong_20_Emphasis"><text:span text:style-name="T3">JPQL</text:span></text:span><text:span text:style-name="T3">: similar a SQL.</text:span></text:p>
        </text:list-item>
        <text:list-item>
          <text:p text:style-name="P41"><text:span text:style-name="Strong_20_Emphasis"><text:span text:style-name="T3">JDOQL</text:span></text:span><text:span text:style-name="T3">: sintaxis Java.</text:span></text:p>
        </text:list-item>
        <text:list-item>
          <text:p text:style-name="P41"><text:span text:style-name="Strong_20_Emphasis"><text:span text:style-name="T3">Criteria API</text:span></text:span><text:span text:style-name="T3">: construcción de consultas de forma programática.</text:span></text:p>
        </text:list-item>
      </text:list>
      <text:h text:style-name="P5" text:outline-level="3">Tipos de Datos Persistentes</text:h>
      <text:h text:style-name="P2" text:outline-level="4">Tipos básicos</text:h>
      <text:list text:style-name="L25">
        <text:list-item>
          <text:p text:style-name="P42"><text:span text:style-name="T3">Primitivos: </text:span><text:span text:style-name="Source_20_Text"><text:span text:style-name="T3">int</text:span></text:span><text:span text:style-name="T3">, </text:span><text:span text:style-name="Source_20_Text"><text:span text:style-name="T3">char</text:span></text:span><text:span text:style-name="T3">, </text:span><text:span text:style-name="Source_20_Text"><text:span text:style-name="T3">float</text:span></text:span><text:span text:style-name="T3">, etc.</text:span></text:p>
        </text:list-item>
        <text:list-item>
          <text:p text:style-name="P42"><text:span text:style-name="Source_20_Text"><text:span text:style-name="T3">String</text:span></text:span></text:p>
        </text:list-item>
        <text:list-item>
          <text:p text:style-name="P64">Arrays de tipos persistentes</text:p>
        </text:list-item>
        <text:list-item>
          <text:p text:style-name="P42"><text:span text:style-name="T3">Tipos envoltorio: </text:span><text:span text:style-name="Source_20_Text"><text:span text:style-name="T3">Integer</text:span></text:span><text:span text:style-name="T3">, </text:span><text:span text:style-name="Source_20_Text"><text:span text:style-name="T3">Float</text:span></text:span><text:span text:style-name="T3">, etc.</text:span></text:p>
        </text:list-item>
        <text:list-item>
          <text:p text:style-name="P42"><text:span text:style-name="Source_20_Text"><text:span text:style-name="T3">BigInteger</text:span></text:span><text:span text:style-name="T3">, </text:span><text:span text:style-name="Source_20_Text"><text:span text:style-name="T3">BigDecimal</text:span></text:span></text:p>
        </text:list-item>
        <text:list-item>
          <text:p text:style-name="P64">Fechas y horas:</text:p>
          <text:list>
            <text:list-item>
              <text:p text:style-name="P42"><text:span text:style-name="Source_20_Text"><text:span text:style-name="T3">java.sql.Date</text:span></text:span><text:span text:style-name="T3">, </text:span><text:span text:style-name="Source_20_Text"><text:span text:style-name="T3">Time</text:span></text:span><text:span text:style-name="T3">, </text:span><text:span text:style-name="Source_20_Text"><text:span text:style-name="T3">Timestamp</text:span></text:span></text:p>
            </text:list-item>
            <text:list-item>
              <text:p text:style-name="P42"><text:span text:style-name="Source_20_Text"><text:span text:style-name="T3">java.util.Date</text:span></text:span><text:span text:style-name="T3">, </text:span><text:span text:style-name="Source_20_Text"><text:span text:style-name="T3">Calendar</text:span></text:span><text:span text:style-name="T3"> (requieren </text:span><text:span text:style-name="Source_20_Text"><text:span text:style-name="T3">@Temporal</text:span></text:span><text:span text:style-name="T3">)</text:span></text:p>
            </text:list-item>
          </text:list>
        </text:list-item>
      </text:list>
      <text:h text:style-name="P2" text:outline-level="4">Otros tipos</text:h>
      <text:list text:style-name="L26">
        <text:list-item>
          <text:p text:style-name="P43"><text:span text:style-name="T3">Enumerados: </text:span><text:span text:style-name="Source_20_Text"><text:span text:style-name="T3">@Enumerated(ORDINAL | STRING)</text:span></text:span></text:p>
        </text:list-item>
        <text:list-item>
          <text:p text:style-name="P43"><text:span text:style-name="T3">Clases </text:span><text:span text:style-name="Source_20_Text"><text:span text:style-name="T3">Serializable</text:span></text:span></text:p>
        </text:list-item>
        <text:list-item>
          <text:p text:style-name="P65">Colecciones y mapas (si sus elementos son persistentes)</text:p>
        </text:list-item>
        <text:list-item>
          <text:p text:style-name="P65">Clases definidas por el usuario:</text:p>
          <text:list>
            <text:list-item>
              <text:p text:style-name="P43"><text:span text:style-name="Source_20_Text"><text:span text:style-name="T3">@Entity</text:span></text:span><text:span text:style-name="T3">, </text:span><text:span text:style-name="Source_20_Text"><text:span text:style-name="T3">@MappedSuperclass</text:span></text:span><text:span text:style-name="T3">, </text:span><text:span text:style-name="Source_20_Text"><text:span text:style-name="T3">@Embeddable</text:span></text:span></text:p>
            </text:list-item>
          </text:list>
        </text:list-item>
      </text:list>
      <text:h text:style-name="P5" text:outline-level="3">Clases Persistentes</text:h>
      <text:h text:style-name="Heading_20_4" text:outline-level="4"><text:span text:style-name="T3">Requisitos para ser entidad (</text:span><text:span text:style-name="Source_20_Text"><text:span text:style-name="T3">@Entity</text:span></text:span><text:span text:style-name="T3">)</text:span></text:h>
      <text:list text:style-name="L27">
        <text:list-item>
          <text:p text:style-name="P66">POJO (Plain Old Java Object)</text:p>
        </text:list-item>
        <text:list-item>
          <text:p text:style-name="P66">Campos privados + getters/setters</text:p>
        </text:list-item>
        <text:list-item>
          <text:p text:style-name="P66">Constructor sin argumentos</text:p>
        </text:list-item>
        <text:list-item>
          <text:p text:style-name="P44"><text:span text:style-name="T3">Implementa </text:span><text:span text:style-name="Source_20_Text"><text:span text:style-name="T3">Serializable</text:span></text:span></text:p>
        </text:list-item>
      </text:list>
      <text:h text:style-name="P2" text:outline-level="4"><text:soft-page-break/>Clases embebidas</text:h>
      <text:list text:style-name="L28">
        <text:list-item>
          <text:p text:style-name="P45"><text:span text:style-name="Source_20_Text"><text:span text:style-name="T3">@Embeddable</text:span></text:span><text:span text:style-name="T3">: clase no se convierte en entidad separada.</text:span></text:p>
        </text:list-item>
        <text:list-item>
          <text:p text:style-name="P67">Mejora el rendimiento, pero limita la independencia de los datos.</text:p>
        </text:list-item>
      </text:list>
      <text:h text:style-name="P5" text:outline-level="3">Campos Persistentes</text:h>
      <text:list text:style-name="L29">
        <text:list-item>
          <text:p text:style-name="P68">Se almacenan si son de tipos persistentes.</text:p>
        </text:list-item>
        <text:list-item>
          <text:p text:style-name="P46"><text:span text:style-name="T3">Campos que </text:span><text:span text:style-name="Strong_20_Emphasis"><text:span text:style-name="T3">no se almacenan</text:span></text:span><text:span text:style-name="T3">:</text:span></text:p>
          <text:list>
            <text:list-item>
              <text:p text:style-name="P46"><text:span text:style-name="T3">Marcados con </text:span><text:span text:style-name="Source_20_Text"><text:span text:style-name="T3">@Transient</text:span></text:span></text:p>
            </text:list-item>
            <text:list-item>
              <text:p text:style-name="P46"><text:span text:style-name="T3">Declarados como </text:span><text:span text:style-name="Source_20_Text"><text:span text:style-name="T3">static</text:span></text:span><text:span text:style-name="T3">, </text:span><text:span text:style-name="Source_20_Text"><text:span text:style-name="T3">final</text:span></text:span><text:span text:style-name="T3">, </text:span><text:span text:style-name="Source_20_Text"><text:span text:style-name="T3">transient</text:span></text:span></text:p>
            </text:list-item>
          </text:list>
        </text:list-item>
      </text:list>
      <text:h text:style-name="P2" text:outline-level="4">Claves primarias</text:h>
      <text:list text:style-name="L30">
        <text:list-item>
          <text:p text:style-name="P47"><text:span text:style-name="Source_20_Text"><text:span text:style-name="T3">@Id</text:span></text:span><text:span text:style-name="T3">: identifica la clave primaria.</text:span></text:p>
        </text:list-item>
        <text:list-item>
          <text:p text:style-name="P47"><text:span text:style-name="Source_20_Text"><text:span text:style-name="T3">@GeneratedValue</text:span></text:span><text:span text:style-name="T3">: genera automáticamente el valor.</text:span></text:p>
          <text:list>
            <text:list-item>
              <text:p text:style-name="P47"><text:span text:style-name="Source_20_Text"><text:span text:style-name="T3">AUTO</text:span></text:span><text:span text:style-name="T3">, </text:span><text:span text:style-name="Source_20_Text"><text:span text:style-name="T3">IDENTITY</text:span></text:span><text:span text:style-name="T3">, </text:span><text:span text:style-name="Source_20_Text"><text:span text:style-name="T3">SEQUENCE</text:span></text:span><text:span text:style-name="T3"> (requiere </text:span><text:span text:style-name="Source_20_Text"><text:span text:style-name="T3">@SequenceGenerator</text:span></text:span><text:span text:style-name="T3">)</text:span></text:p>
            </text:list-item>
          </text:list>
        </text:list-item>
        <text:list-item>
          <text:p text:style-name="P47"><text:span text:style-name="T3">Claves compuestas → clase </text:span><text:span text:style-name="Source_20_Text"><text:span text:style-name="T3">@Embeddable</text:span></text:span></text:p>
        </text:list-item>
      </text:list>
      <text:h text:style-name="P5" text:outline-level="3">Métodos</text:h>
      <text:list text:style-name="L31">
        <text:list-item>
          <text:p text:style-name="P69">No se almacenan en la base de datos.</text:p>
        </text:list-item>
        <text:list-item>
          <text:p text:style-name="P69">Sólo los atributos persistentes se guardan.</text:p>
        </text:list-item>
      </text:list>
      <text:h text:style-name="P5" text:outline-level="3">Herencia en entidades</text:h>
      <text:list text:style-name="L32">
        <text:list-item>
          <text:p text:style-name="P70">Una clase entidad puede heredar campos persistentes de otra.</text:p>
        </text:list-item>
      </text:list>
      <text:h text:style-name="P5" text:outline-level="3">Composición</text:h>
      <text:h text:style-name="P2" text:outline-level="4">Opciones de modelado:</text:h>
      <text:list text:style-name="L33">
        <text:list-item>
          <text:p text:style-name="P48"><text:span text:style-name="Strong_20_Emphasis"><text:span text:style-name="T3">Embebida</text:span></text:span><text:span text:style-name="T3">: </text:span><text:span text:style-name="Source_20_Text"><text:span text:style-name="T3">@Embedded</text:span></text:span><text:span text:style-name="T3"> (no genera entidad separada)</text:span></text:p>
        </text:list-item>
        <text:list-item>
          <text:p text:style-name="P48"><text:span text:style-name="Strong_20_Emphasis"><text:span text:style-name="T3">Relacional</text:span></text:span><text:span text:style-name="T3">: </text:span><text:span text:style-name="Source_20_Text"><text:span text:style-name="T3">@OneToOne</text:span></text:span><text:span text:style-name="T3">, </text:span><text:span text:style-name="Source_20_Text"><text:span text:style-name="T3">@ManyToOne</text:span></text:span><text:span text:style-name="T3">, etc. (sí genera entidad separada)</text:span></text:p>
        </text:list-item>
      </text:list>
      <text:h text:style-name="P5" text:outline-level="3">Conexión con la base de datos</text:h>
      <text:h text:style-name="P2" text:outline-level="4">EntityManager</text:h>
      <text:list text:style-name="L34">
        <text:list-item>
          <text:p text:style-name="P71">Objeto principal para la gestión de entidades.</text:p>
        </text:list-item>
        <text:list-item>
          <text:p text:style-name="P71">Pasos:</text:p>
          <text:list>
            <text:list-item>
              <text:p text:style-name="P49"><text:span text:style-name="T3">Crear </text:span><text:span text:style-name="Source_20_Text"><text:span text:style-name="T3">EntityManager</text:span></text:span></text:p>
            </text:list-item>
            <text:list-item>
              <text:p text:style-name="P71">Iniciar transacción</text:p>
            </text:list-item>
            <text:list-item>
              <text:p text:style-name="P71">Realizar operaciones</text:p>
            </text:list-item>
            <text:list-item>
              <text:p text:style-name="P71">Confirmar (commit) y cerrar</text:p>
            </text:list-item>
          </text:list>
        </text:list-item>
      </text:list>
      <text:h text:style-name="P5" text:outline-level="3"><text:soft-page-break/>Operaciones CRUD</text:h>
      <text:h text:style-name="P2" text:outline-level="4">Operaciones básicas</text:h>
      <text:list text:style-name="L35">
        <text:list-item>
          <text:p text:style-name="P50"><text:span text:style-name="Source_20_Text"><text:span text:style-name="T3">persist()</text:span></text:span><text:span text:style-name="T3">: insertar</text:span></text:p>
        </text:list-item>
        <text:list-item>
          <text:p text:style-name="P50"><text:span text:style-name="Source_20_Text"><text:span text:style-name="T3">find()</text:span></text:span><text:span text:style-name="T3">: leer por ID</text:span></text:p>
        </text:list-item>
        <text:list-item>
          <text:p text:style-name="P50"><text:span text:style-name="Source_20_Text"><text:span text:style-name="T3">remove()</text:span></text:span><text:span text:style-name="T3">: eliminar</text:span></text:p>
        </text:list-item>
        <text:list-item>
          <text:p text:style-name="P50"><text:span text:style-name="T3">Para modificar: cambiar atributo y confirmar transacción.</text:span></text:p>
        </text:list-item>
      </text:list>
      <text:h text:style-name="P6" text:outline-level="3">Consultas con JPQL</text:h>
      <text:h text:style-name="P2" text:outline-level="4">Tipos de consultas</text:h>
      <text:list text:style-name="L37">
        <text:list-item>
          <text:p text:style-name="P51"><text:span text:style-name="Source_20_Text"><text:span text:style-name="T3">SELECT</text:span></text:span><text:span text:style-name="T3">, </text:span><text:span text:style-name="Source_20_Text"><text:span text:style-name="T3">INSERT INTO</text:span></text:span><text:span text:style-name="T3">, </text:span><text:span text:style-name="Source_20_Text"><text:span text:style-name="T3">UPDATE</text:span></text:span><text:span text:style-name="T3">, </text:span><text:span text:style-name="Source_20_Text"><text:span text:style-name="T3">DELETE</text:span></text:span></text:p>
        </text:list-item>
      </text:list>
      <text:h text:style-name="P2" text:outline-level="4">Tipos de declaración</text:h>
      <text:list text:style-name="L38">
        <text:list-item>
          <text:p text:style-name="P52"><text:span text:style-name="Strong_20_Emphasis"><text:span text:style-name="T3">Estáticas</text:span></text:span><text:span text:style-name="T3">: </text:span><text:span text:style-name="Source_20_Text"><text:span text:style-name="T3">@NamedQuery</text:span></text:span><text:span text:style-name="T3">, compiladas previamente.</text:span></text:p>
        </text:list-item>
        <text:list-item>
          <text:p text:style-name="P52"><text:span text:style-name="Strong_20_Emphasis"><text:span text:style-name="T3">Dinámicas</text:span></text:span><text:span text:style-name="T3">: creadas en tiempo de ejecución.</text:span></text:p>
        </text:list-item>
      </text:list>
      <text:h text:style-name="P2" text:outline-level="4">Ejecución</text:h>
      <text:list text:style-name="L39">
        <text:list-item>
          <text:p text:style-name="P53"><text:span text:style-name="T3">Una fila: </text:span><text:span text:style-name="Source_20_Text"><text:span text:style-name="T3">getSingleResult()</text:span></text:span></text:p>
        </text:list-item>
        <text:list-item>
          <text:p text:style-name="P53"><text:span text:style-name="T3">Varias filas: </text:span><text:span text:style-name="Source_20_Text"><text:span text:style-name="T3">getResultList()</text:span></text:span></text:p>
        </text:list-item>
      </text:list>
      <text:h text:style-name="P5" text:outline-level="3">Bases de Datos Relacionales (RDB)</text:h>
      <text:h text:style-name="P2" text:outline-level="4">Modelo relacional</text:h>
      <text:list text:style-name="L42">
        <text:list-item>
          <text:p text:style-name="P73">Integridad referencial, estructuras en tablas.</text:p>
        </text:list-item>
      </text:list>
      <text:h text:style-name="P2" text:outline-level="4">Creación de BD</text:h>
      <text:list text:style-name="L43">
        <text:list-item>
          <text:p text:style-name="P55"><text:span text:style-name="T3">Scripts SQL con instrucciones </text:span><text:span text:style-name="Source_20_Text"><text:span text:style-name="T3">CREATE DATABASE</text:span></text:span><text:span text:style-name="T3">, </text:span><text:span text:style-name="Source_20_Text"><text:span text:style-name="T3">CREATE TABLE</text:span></text:span><text:span text:style-name="T3">, etc.</text:span></text:p>
        </text:list-item>
        <text:list-item>
          <text:p text:style-name="P74">Uso de cliente de línea de comandos.</text:p>
        </text:list-item>
      </text:list>
      <text:h text:style-name="P6" text:outline-level="3">JDBC (Java DataBase Connectivity)</text:h>
      <text:h text:style-name="P2" text:outline-level="4">Conexión</text:h>
      <text:list text:style-name="L44">
        <text:list-item>
          <text:p text:style-name="P75">Requiere driver del proveedor (ej. MariaDB).</text:p>
        </text:list-item>
        <text:list-item>
          <text:p text:style-name="P56"><text:span text:style-name="Source_20_Text"><text:span text:style-name="T3">DriverManager.getConnection(...)</text:span></text:span></text:p>
        </text:list-item>
      </text:list>
      <text:h text:style-name="P2" text:outline-level="4">Sentencias SQL</text:h>
      <text:list text:style-name="L45">
        <text:list-item>
          <text:p text:style-name="P57"><text:span text:style-name="Source_20_Text"><text:span text:style-name="T3">Statement</text:span></text:span><text:span text:style-name="T3"> y </text:span><text:span text:style-name="Source_20_Text"><text:span text:style-name="T3">PreparedStatement</text:span></text:span></text:p>
        </text:list-item>
        <text:list-item>
          <text:p text:style-name="P57"><text:span text:style-name="Source_20_Text"><text:span text:style-name="T3">executeQuery()</text:span></text:span><text:span text:style-name="T3"> → </text:span><text:span text:style-name="Source_20_Text"><text:span text:style-name="T3">SELECT</text:span></text:span></text:p>
        </text:list-item>
        <text:list-item>
          <text:p text:style-name="P57"><text:span text:style-name="Source_20_Text"><text:span text:style-name="T3">executeUpdate()</text:span></text:span><text:span text:style-name="T3"> → </text:span><text:span text:style-name="Source_20_Text"><text:span text:style-name="T3">INSERT</text:span></text:span><text:span text:style-name="T3">, </text:span><text:span text:style-name="Source_20_Text"><text:span text:style-name="T3">UPDATE</text:span></text:span><text:span text:style-name="T3">, </text:span><text:span text:style-name="Source_20_Text"><text:span text:style-name="T3">DELETE</text:span></text:span><text:span text:style-name="T3">, DDL</text:span></text:p>
        </text:list-item>
        <text:list-item>
          <text:p text:style-name="P57"><text:span text:style-name="Source_20_Text"><text:span text:style-name="T3">execute()</text:span></text:span><text:span text:style-name="T3"> → cualquier comando SQL</text:span></text:p>
        </text:list-item>
      </text:list>
      <text:h text:style-name="P5" text:outline-level="3"><text:soft-page-break/>ResultSet</text:h>
      <text:list text:style-name="L46">
        <text:list-item>
          <text:p text:style-name="P58"><text:span text:style-name="T3">Navegación fila a fila con </text:span><text:span text:style-name="Source_20_Text"><text:span text:style-name="T3">result.next()</text:span></text:span></text:p>
        </text:list-item>
        <text:list-item>
          <text:p text:style-name="P58"><text:span text:style-name="T3">Obtener datos con </text:span><text:span text:style-name="Source_20_Text"><text:span text:style-name="T3">getString()</text:span></text:span><text:span text:style-name="T3">, </text:span><text:span text:style-name="Source_20_Text"><text:span text:style-name="T3">getInt()</text:span></text:span><text:span text:style-name="T3">, etc.</text:span></text:p>
        </text:list-item>
        <text:list-item>
          <text:p text:style-name="P58"><text:span text:style-name="T3">El cursor se mueve secuencialmente.</text:span></text:p>
        </text:list-item>
      </text:list>
      <text:h text:style-name="P5" text:outline-level="3">Metadatos</text:h>
      <text:h text:style-name="P2" text:outline-level="4">Formas de obtenerlos:</text:h>
      <text:list text:style-name="L48">
        <text:list-item>
          <text:p text:style-name="P77">Mediante consultas SQL</text:p>
        </text:list-item>
        <text:list-item>
          <text:p text:style-name="P60"><text:span text:style-name="T3">Con la clase </text:span><text:span text:style-name="Source_20_Text"><text:span text:style-name="T3">DatabaseMetaData</text:span></text:span><text:span text:style-name="T3"> para obtener info de tablas, columnas, etc.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09:06:48.486000000</meta:creation-date>
    <dc:date>2025-05-28T09:38:19.934000000</dc:date>
    <meta:editing-duration>PT10M49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7" meta:paragraph-count="183" meta:word-count="945" meta:character-count="6262" meta:non-whitespace-character-count="5627"/>
  </office:meta>
</office:document-meta>
</file>